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3"/>
        <table:table-column table:style-name="co8" table:default-cell-style-name="ce1"/>
        <table:table-column table:style-name="co9" table:default-cell-style-name="ce13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default-cell-style-name="ce1"/>
        <table:table-column table:style-name="co3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14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3"/>
          <table:table-cell table:style-name="Default"/>
          <table:table-cell table:style-name="ce13"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3"/>
          <table:table-cell table:style-name="Default" table:number-columns-repeated="2"/>
          <table:table-cell table:number-columns-repeated="1009"/>
        </table:table-row>
        <table:table-row table:style-name="ro1" table:number-rows-repeated="18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30">11/30/2023</text:date>, <text:time>16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30T16:39:47</dc:date>
    <meta:editing-cycles>194</meta:editing-cycles>
    <meta:editing-duration>PT2H51M33S</meta:editing-duration>
    <meta:document-statistic meta:table-count="1" meta:cell-count="383" meta:object-count="0"/>
  </office:meta>
</office:document-meta>
</file>